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Resolver.arg( Class &lt; ? &gt; type , ResolvableType generic , ResolvableType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Interceptor.invoke( Object proxy , Method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Resolver.annot( Predicate &lt; MethodParameter &gt; ...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edPredicate.or( Predicate &lt; ? super T &gt;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forma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ableMethod.arg( Resolvab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resolveMethod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ockCall( Consumer &lt; T &gt; invo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Method.arg( Class &lt; ? &gt; type , ResolvableType generic , ResolvableType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formatMethods( Set &lt; Method &gt;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Method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resolveReturnType( ResolvableType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annotPresent( Class &lt; ? extends Annotation &gt; ...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Resolver.arg( Resolvab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annot( Predicate &lt; Method &gt; ...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returning( ResolvableType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Method.Resolvable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edPredicate.LabeledPredicate( String label , Predicate &lt; T &gt;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isMatch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edPredicate.n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Method.on( Class &lt; T &gt; obj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Resolver.ArgResolver( Predicate &lt; MethodParameter &gt; ...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er( Class &lt; ? &gt; objec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addFilter( String message , Predicate &lt; Method &gt;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returning( Class &lt; ? &gt; returnType , ResolvableType generic , ResolvableType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Resolver.arg( Class &lt; ? &gt; type , Class &lt; ? &gt;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returning( Class &lt; ? &gt; returnType , Class &lt; ? &gt;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Interceptor.getInvoke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Resolver.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ilder.resolve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resolveReturnType( Class &lt; ? &gt; returnType , ResolvableType generic , ResolvableType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Method.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Resolver.annotNotPresent( Class &lt; ? extends Annotation &gt; ... annotation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lvableMethod.formatParameter( Parameter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Method.initProxy( Class &lt; ? &gt; type , MethodInvocationInterceptor intercep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solvableMethod.forma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Method.toResolvableType( Class &lt; ? &gt; type , ResolvableType generic , ResolvableType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Metho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Resolver.annotPresent( Class &lt; ? extends Annotation &gt; ...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edPredicate.test( T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Method.annotNotPresent( Class &lt; ? extends Annotation &gt; ...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Method.arg( Class &lt; ? &gt; type , Class &lt; ? &gt;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Method.annotPresent( Class &lt; ? extends Annotation &gt; ...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named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beledPredic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Method.toResolvableType( Class &lt; ? &gt; type , Class &lt; ? &gt; ... generi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argTypes( Class &lt; ? &gt; ... arg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ableMethod.formatAnnotation( 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ilder.annotNotPresent( Class &lt; ? extends Annotation &gt; ... annotation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rgResolver.applyFil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ilder.resolveReturnType( Class &lt; ? &gt; returnType , Class &lt; ? &gt; ... gener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Interceptor.intercept( Object object , Method method , Object [ ] args , MethodProxy prox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beledPredicate.and( Predicate &lt; ? super T &gt;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resolv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ableMethod.annot( Predicate &lt; MethodParameter &gt; ...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